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_plot" table:style-name="ta1">
        <table:shapes>
          <draw:frame draw:z-index="0" draw:style-name="gr1" draw:text-style-name="P1" svg:width="160.04mm" svg:height="90.05mm" svg:x="108.35mm" svg:y="13.82mm">
            <loext:p draw:notify-on-update-of-ranges="NIS_plot.C1:NIS_plot.C1 NIS_plot.C2:NIS_plot.C1225 NIS_plot.D1:NIS_plot.D1 NIS_plot.D2:NIS_plot.D12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4mm" svg:height="90.05mm" svg:x="104.83mm" svg:y="117.41mm">
            <loext:p draw:notify-on-update-of-ranges="NIS_plot.A1:NIS_plot.A1 NIS_plot.A2:NIS_plot.A1225 NIS_plot.B1:NIS_plot.B1 NIS_plot.B2:NIS_plot.B12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Laser 95%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Radar 95%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4.7294" calcext:value-type="float">
            <text:p>74.7294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obj_pose-laser-radar-synthetic-input.txt dataset</text:p>
          </table:table-cell>
        </table:table-row>
        <table:table-row table:style-name="ro1">
          <table:table-cell office:value-type="float" office:value="2.21262" calcext:value-type="float">
            <text:p>2.212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771" calcext:value-type="float">
            <text:p>0.977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367" calcext:value-type="float">
            <text:p>2.23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82773" calcext:value-type="float">
            <text:p>4.82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4467" calcext:value-type="float">
            <text:p>3.344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16062" calcext:value-type="float">
            <text:p>8.1606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3779" calcext:value-type="float">
            <text:p>3.637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41248" calcext:value-type="float">
            <text:p>0.8412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4487" calcext:value-type="float">
            <text:p>3.1448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674" calcext:value-type="float">
            <text:p>1.766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66479" calcext:value-type="float">
            <text:p>6.664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6606" calcext:value-type="float">
            <text:p>2.366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24106" calcext:value-type="float">
            <text:p>8.241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3291" calcext:value-type="float">
            <text:p>1.132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58079" calcext:value-type="float">
            <text:p>5.580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4434" calcext:value-type="float">
            <text:p>2.744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40567" calcext:value-type="float">
            <text:p>7.405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0249" calcext:value-type="float">
            <text:p>1.202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8884" calcext:value-type="float">
            <text:p>2.188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0419" calcext:value-type="float">
            <text:p>2.904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1244" calcext:value-type="float">
            <text:p>2.712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6008" calcext:value-type="float">
            <text:p>1.860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34242" calcext:value-type="float">
            <text:p>3.342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string" calcext:value-type="string">
            <text:p>obj_pose-laser-radar-synthetic-input.tx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5827" calcext:value-type="float">
            <text:p>2.958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3626" calcext:value-type="float">
            <text:p>2.136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7894" calcext:value-type="float">
            <text:p>4.578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4428" calcext:value-type="float">
            <text:p>2.944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9481" calcext:value-type="float">
            <text:p>2.7948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8845" calcext:value-type="float">
            <text:p>1.588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072" calcext:value-type="float">
            <text:p>6.307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82114" calcext:value-type="float">
            <text:p>2.821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33245" calcext:value-type="float">
            <text:p>5.332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698" calcext:value-type="float">
            <text:p>1.526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9805" calcext:value-type="float">
            <text:p>2.298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8443" calcext:value-type="float">
            <text:p>4.184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2106" calcext:value-type="float">
            <text:p>3.221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5513" calcext:value-type="float">
            <text:p>1.555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3118" calcext:value-type="float">
            <text:p>3.031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8805" calcext:value-type="float">
            <text:p>1.688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2294" calcext:value-type="float">
            <text:p>1.822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4215" calcext:value-type="float">
            <text:p>1.5421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8261" calcext:value-type="float">
            <text:p>1.882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256" calcext:value-type="float">
            <text:p>1.32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4217" calcext:value-type="float">
            <text:p>1.042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84" calcext:value-type="float">
            <text:p>1.52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6209" calcext:value-type="float">
            <text:p>1.96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69762" calcext:value-type="float">
            <text:p>2.697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15" calcext:value-type="float">
            <text:p>2.0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2273" calcext:value-type="float">
            <text:p>2.122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2.4033" calcext:value-type="float">
            <text:p>12.40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5314" calcext:value-type="float">
            <text:p>1.353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2584" calcext:value-type="float">
            <text:p>0.7025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8342" calcext:value-type="float">
            <text:p>1.783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9061" calcext:value-type="float">
            <text:p>1.690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2582" calcext:value-type="float">
            <text:p>1.725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0905" calcext:value-type="float">
            <text:p>2.309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7913" calcext:value-type="float">
            <text:p>2.579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657" calcext:value-type="float">
            <text:p>1.166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5745" calcext:value-type="float">
            <text:p>1.757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2341" calcext:value-type="float">
            <text:p>2.123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6372" calcext:value-type="float">
            <text:p>1.163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816" calcext:value-type="float">
            <text:p>1.538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778" calcext:value-type="float">
            <text:p>1.287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28566" calcext:value-type="float">
            <text:p>0.3285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5214" calcext:value-type="float">
            <text:p>4.652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9486" calcext:value-type="float">
            <text:p>1.594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2303" calcext:value-type="float">
            <text:p>1.623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2156" calcext:value-type="float">
            <text:p>1.021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4713" calcext:value-type="float">
            <text:p>2.547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8592" calcext:value-type="float">
            <text:p>1.085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43598" calcext:value-type="float">
            <text:p>0.9435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69908" calcext:value-type="float">
            <text:p>0.9699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1031" calcext:value-type="float">
            <text:p>1.610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71401" calcext:value-type="float">
            <text:p>0.2714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4204" calcext:value-type="float">
            <text:p>1.942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26188" calcext:value-type="float">
            <text:p>0.7261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9472" calcext:value-type="float">
            <text:p>2.094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1597" calcext:value-type="float">
            <text:p>3.115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9103" calcext:value-type="float">
            <text:p>3.0910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24715" calcext:value-type="float">
            <text:p>0.5247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2269" calcext:value-type="float">
            <text:p>1.022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4827" calcext:value-type="float">
            <text:p>2.3482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6998" calcext:value-type="float">
            <text:p>1.469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45632" calcext:value-type="float">
            <text:p>0.6456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3899" calcext:value-type="float">
            <text:p>1.238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67849" calcext:value-type="float">
            <text:p>0.46784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35219" calcext:value-type="float">
            <text:p>0.93521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01215" calcext:value-type="float">
            <text:p>0.901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7124" calcext:value-type="float">
            <text:p>1.371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68753" calcext:value-type="float">
            <text:p>5.687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4858" calcext:value-type="float">
            <text:p>2.748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33236" calcext:value-type="float">
            <text:p>0.9332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372" calcext:value-type="float">
            <text:p>1.963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987" calcext:value-type="float">
            <text:p>2.69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3492" calcext:value-type="float">
            <text:p>0.934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4113" calcext:value-type="float">
            <text:p>5.141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9155" calcext:value-type="float">
            <text:p>0.7791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6825" calcext:value-type="float">
            <text:p>4.568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1436" calcext:value-type="float">
            <text:p>2.314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4976" calcext:value-type="float">
            <text:p>2.1497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35128" calcext:value-type="float">
            <text:p>0.7351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40725" calcext:value-type="float">
            <text:p>5.407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5924" calcext:value-type="float">
            <text:p>0.7759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10287" calcext:value-type="float">
            <text:p>0.210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55552" calcext:value-type="float">
            <text:p>0.7555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9194" calcext:value-type="float">
            <text:p>0.7791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49605" calcext:value-type="float">
            <text:p>0.1496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338" calcext:value-type="float">
            <text:p>1.143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9871" calcext:value-type="float">
            <text:p>2.0987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4513" calcext:value-type="float">
            <text:p>1.645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0.0456" calcext:value-type="float">
            <text:p>10.04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0267" calcext:value-type="float">
            <text:p>2.702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765" calcext:value-type="float">
            <text:p>1.287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50684" calcext:value-type="float">
            <text:p>0.6506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8322" calcext:value-type="float">
            <text:p>0.9832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7177" calcext:value-type="float">
            <text:p>1.071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0306" calcext:value-type="float">
            <text:p>0.7003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47588" calcext:value-type="float">
            <text:p>0.6475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2392" calcext:value-type="float">
            <text:p>9.23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7366" calcext:value-type="float">
            <text:p>2.073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4196" calcext:value-type="float">
            <text:p>5.41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6639" calcext:value-type="float">
            <text:p>1.366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83335" calcext:value-type="float">
            <text:p>0.8833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1147" calcext:value-type="float">
            <text:p>0.811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0633" calcext:value-type="float">
            <text:p>1.5063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7248" calcext:value-type="float">
            <text:p>1.872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6024" calcext:value-type="float">
            <text:p>6.860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40293" calcext:value-type="float">
            <text:p>0.7402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13463" calcext:value-type="float">
            <text:p>0.6134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385" calcext:value-type="float">
            <text:p>1.143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843" calcext:value-type="float">
            <text:p>4.78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6672" calcext:value-type="float">
            <text:p>0.5266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6942" calcext:value-type="float">
            <text:p>4.669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847" calcext:value-type="float">
            <text:p>1.188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69929" calcext:value-type="float">
            <text:p>8.699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7942" calcext:value-type="float">
            <text:p>0.5679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6968" calcext:value-type="float">
            <text:p>2.1696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9537" calcext:value-type="float">
            <text:p>1.095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12634" calcext:value-type="float">
            <text:p>9.126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38246" calcext:value-type="float">
            <text:p>0.5382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2732" calcext:value-type="float">
            <text:p>1.327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31466" calcext:value-type="float">
            <text:p>0.5314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7343" calcext:value-type="float">
            <text:p>2.073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3686" calcext:value-type="float">
            <text:p>0.5636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89073" calcext:value-type="float">
            <text:p>0.5890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6393" calcext:value-type="float">
            <text:p>1.063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54566" calcext:value-type="float">
            <text:p>0.4545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0215" calcext:value-type="float">
            <text:p>2.00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6072" calcext:value-type="float">
            <text:p>0.960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5841" calcext:value-type="float">
            <text:p>3.4584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03978" calcext:value-type="float">
            <text:p>0.5039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67287" calcext:value-type="float">
            <text:p>0.967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3969" calcext:value-type="float">
            <text:p>0.5396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50013" calcext:value-type="float">
            <text:p>0.75001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5756" calcext:value-type="float">
            <text:p>3.657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0451" calcext:value-type="float">
            <text:p>1.104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6089" calcext:value-type="float">
            <text:p>4.960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1132" calcext:value-type="float">
            <text:p>1.811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7705" calcext:value-type="float">
            <text:p>1.477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0317" calcext:value-type="float">
            <text:p>1.103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3737" calcext:value-type="float">
            <text:p>2.237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90412" calcext:value-type="float">
            <text:p>0.9904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2469" calcext:value-type="float">
            <text:p>2.524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9044" calcext:value-type="float">
            <text:p>1.9904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2823" calcext:value-type="float">
            <text:p>4.728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75889" calcext:value-type="float">
            <text:p>0.7758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79773" calcext:value-type="float">
            <text:p>0.179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43128" calcext:value-type="float">
            <text:p>0.3431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4909" calcext:value-type="float">
            <text:p>3.449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70501" calcext:value-type="float">
            <text:p>2.705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28757" calcext:value-type="float">
            <text:p>0.4287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58474" calcext:value-type="float">
            <text:p>0.8584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00386" calcext:value-type="float">
            <text:p>0.50038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84447" calcext:value-type="float">
            <text:p>0.5844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7926" calcext:value-type="float">
            <text:p>2.479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6174" calcext:value-type="float">
            <text:p>1.0617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9263" calcext:value-type="float">
            <text:p>2.592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5124" calcext:value-type="float">
            <text:p>0.551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7451" calcext:value-type="float">
            <text:p>0.7474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1868" calcext:value-type="float">
            <text:p>0.3218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31159" calcext:value-type="float">
            <text:p>4.311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22299" calcext:value-type="float">
            <text:p>0.5222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8436" calcext:value-type="float">
            <text:p>2.8843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632" calcext:value-type="float">
            <text:p>0.226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6455" calcext:value-type="float">
            <text:p>1.064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06039" calcext:value-type="float">
            <text:p>0.7060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1338" calcext:value-type="float">
            <text:p>7.91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76" calcext:value-type="float">
            <text:p>1.25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3842" calcext:value-type="float">
            <text:p>2.938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99001" calcext:value-type="float">
            <text:p>0.4990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5865" calcext:value-type="float">
            <text:p>3.2586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717" calcext:value-type="float">
            <text:p>0.271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2047" calcext:value-type="float">
            <text:p>1.320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08097" calcext:value-type="float">
            <text:p>0.4080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5834" calcext:value-type="float">
            <text:p>3.158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91257" calcext:value-type="float">
            <text:p>0.5912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14459" calcext:value-type="float">
            <text:p>5.1445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75147" calcext:value-type="float">
            <text:p>0.57514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8005" calcext:value-type="float">
            <text:p>0.9780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2114" calcext:value-type="float">
            <text:p>0.2221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4524" calcext:value-type="float">
            <text:p>1.6452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51161" calcext:value-type="float">
            <text:p>0.15116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1693" calcext:value-type="float">
            <text:p>1.716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43666" calcext:value-type="float">
            <text:p>0.7436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0564" calcext:value-type="float">
            <text:p>2.105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90479" calcext:value-type="float">
            <text:p>0.7904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3251" calcext:value-type="float">
            <text:p>1.73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26075" calcext:value-type="float">
            <text:p>0.3260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4011" calcext:value-type="float">
            <text:p>3.6401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06875" calcext:value-type="float">
            <text:p>4.068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7828" calcext:value-type="float">
            <text:p>1.0782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5109" calcext:value-type="float">
            <text:p>0.38510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521" calcext:value-type="float">
            <text:p>1.25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0184" calcext:value-type="float">
            <text:p>3.101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1488" calcext:value-type="float">
            <text:p>2.414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100443" calcext:value-type="float">
            <text:p>0.1004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6432" calcext:value-type="float">
            <text:p>2.264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0855783" calcext:value-type="float">
            <text:p>0.08557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35803" calcext:value-type="float">
            <text:p>0.4358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0596" calcext:value-type="float">
            <text:p>2.905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3838" calcext:value-type="float">
            <text:p>3.38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0773" calcext:value-type="float">
            <text:p>3.707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8614" calcext:value-type="float">
            <text:p>1.286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3646" calcext:value-type="float">
            <text:p>2.936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7139" calcext:value-type="float">
            <text:p>0.971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4006" calcext:value-type="float">
            <text:p>1.740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707" calcext:value-type="float">
            <text:p>1.1670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9172" calcext:value-type="float">
            <text:p>1.391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9352" calcext:value-type="float">
            <text:p>1.893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99229" calcext:value-type="float">
            <text:p>3.9922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5851" calcext:value-type="float">
            <text:p>2.158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91135" calcext:value-type="float">
            <text:p>5.911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1295" calcext:value-type="float">
            <text:p>2.112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6821" calcext:value-type="float">
            <text:p>3.68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04357" calcext:value-type="float">
            <text:p>6.0435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437" calcext:value-type="float">
            <text:p>11.4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6418" calcext:value-type="float">
            <text:p>4.664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5182" calcext:value-type="float">
            <text:p>14.51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8992" calcext:value-type="float">
            <text:p>1.589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44964" calcext:value-type="float">
            <text:p>5.4496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251" calcext:value-type="float">
            <text:p>4.725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7.7824" calcext:value-type="float">
            <text:p>7.78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5523" calcext:value-type="float">
            <text:p>2.5552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4.0001" calcext:value-type="float">
            <text:p>14.00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712" calcext:value-type="float">
            <text:p>2.27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0.2202" calcext:value-type="float">
            <text:p>10.22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41312" calcext:value-type="float">
            <text:p>0.44131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5897" calcext:value-type="float">
            <text:p>4.458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1267" calcext:value-type="float">
            <text:p>3.012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04912" calcext:value-type="float">
            <text:p>3.049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85808" calcext:value-type="float">
            <text:p>0.78580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7458" calcext:value-type="float">
            <text:p>3.745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93183" calcext:value-type="float">
            <text:p>2.93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4322" calcext:value-type="float">
            <text:p>1.943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074" calcext:value-type="float">
            <text:p>1.530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40867" calcext:value-type="float">
            <text:p>3.408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5198" calcext:value-type="float">
            <text:p>0.7451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6951" calcext:value-type="float">
            <text:p>2.569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7761" calcext:value-type="float">
            <text:p>3.776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0179" calcext:value-type="float">
            <text:p>2.501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3983" calcext:value-type="float">
            <text:p>1.039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11681" calcext:value-type="float">
            <text:p>4.1168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5427" calcext:value-type="float">
            <text:p>1.4542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98968" calcext:value-type="float">
            <text:p>6.9896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6383" calcext:value-type="float">
            <text:p>1.963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42698" calcext:value-type="float">
            <text:p>4.426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0093" calcext:value-type="float">
            <text:p>1.700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374" calcext:value-type="float">
            <text:p>3.437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6243" calcext:value-type="float">
            <text:p>2.362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34925" calcext:value-type="float">
            <text:p>6.3492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46814" calcext:value-type="float">
            <text:p>4.468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939" calcext:value-type="float">
            <text:p>3.693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1349" calcext:value-type="float">
            <text:p>1.813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2655" calcext:value-type="float">
            <text:p>4.26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6804" calcext:value-type="float">
            <text:p>2.1680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3995" calcext:value-type="float">
            <text:p>2.4399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756" calcext:value-type="float">
            <text:p>2.07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0229" calcext:value-type="float">
            <text:p>0.7402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5779" calcext:value-type="float">
            <text:p>2.457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79215" calcext:value-type="float">
            <text:p>0.4792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9577" calcext:value-type="float">
            <text:p>2.595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1326" calcext:value-type="float">
            <text:p>3.213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38178" calcext:value-type="float">
            <text:p>4.3817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7355" calcext:value-type="float">
            <text:p>1.3735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5685" calcext:value-type="float">
            <text:p>1.756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54153" calcext:value-type="float">
            <text:p>0.05415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1502" calcext:value-type="float">
            <text:p>1.615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0196" calcext:value-type="float">
            <text:p>2.0019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956" calcext:value-type="float">
            <text:p>1.289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8599" calcext:value-type="float">
            <text:p>4.185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3797" calcext:value-type="float">
            <text:p>1.8379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19789" calcext:value-type="float">
            <text:p>0.11978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5876" calcext:value-type="float">
            <text:p>1.358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77844" calcext:value-type="float">
            <text:p>5.778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85345" calcext:value-type="float">
            <text:p>3.853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2069" calcext:value-type="float">
            <text:p>0.720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8195" calcext:value-type="float">
            <text:p>1.7819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5.55216" calcext:value-type="float">
            <text:p>5.552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4339" calcext:value-type="float">
            <text:p>1.543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7838" calcext:value-type="float">
            <text:p>1.278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9684" calcext:value-type="float">
            <text:p>1.1968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2039" calcext:value-type="float">
            <text:p>1.5203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6788" calcext:value-type="float">
            <text:p>1.167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01469" calcext:value-type="float">
            <text:p>1.0146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132" calcext:value-type="float">
            <text:p>1.281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692" calcext:value-type="float">
            <text:p>1.56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18793" calcext:value-type="float">
            <text:p>2.18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938" calcext:value-type="float">
            <text:p>1.1893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83042" calcext:value-type="float">
            <text:p>1.830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8522" calcext:value-type="float">
            <text:p>1.585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42288" calcext:value-type="float">
            <text:p>2.422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0351" calcext:value-type="float">
            <text:p>1.2035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53719" calcext:value-type="float">
            <text:p>3.537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8106" calcext:value-type="float">
            <text:p>1.181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8793" calcext:value-type="float">
            <text:p>2.68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3435" calcext:value-type="float">
            <text:p>1.334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7084" calcext:value-type="float">
            <text:p>2.5708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9877" calcext:value-type="float">
            <text:p>4.5987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6066" calcext:value-type="float">
            <text:p>1.660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7714" calcext:value-type="float">
            <text:p>1.977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535" calcext:value-type="float">
            <text:p>1.1453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5463" calcext:value-type="float">
            <text:p>1.454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4702" calcext:value-type="float">
            <text:p>1.3470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24201" calcext:value-type="float">
            <text:p>4.242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8012" calcext:value-type="float">
            <text:p>1.5801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10834" calcext:value-type="float">
            <text:p>8.108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87555" calcext:value-type="float">
            <text:p>0.9875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6538" calcext:value-type="float">
            <text:p>2.865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48056" calcext:value-type="float">
            <text:p>0.94805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018" calcext:value-type="float">
            <text:p>1.20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5832" calcext:value-type="float">
            <text:p>2.58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5129" calcext:value-type="float">
            <text:p>1.1512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62091" calcext:value-type="float">
            <text:p>0.86209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821" calcext:value-type="float">
            <text:p>3.082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47579" calcext:value-type="float">
            <text:p>2.475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1609" calcext:value-type="float">
            <text:p>1.716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345" calcext:value-type="float">
            <text:p>2.23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74492" calcext:value-type="float">
            <text:p>4.7449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1.6049" calcext:value-type="float">
            <text:p>11.604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0106" calcext:value-type="float">
            <text:p>3.001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3336" calcext:value-type="float">
            <text:p>1.233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39898" calcext:value-type="float">
            <text:p>2.398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52979" calcext:value-type="float">
            <text:p>0.7529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0626" calcext:value-type="float">
            <text:p>1.706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4094" calcext:value-type="float">
            <text:p>1.340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1858" calcext:value-type="float">
            <text:p>3.918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13525" calcext:value-type="float">
            <text:p>0.81352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4187" calcext:value-type="float">
            <text:p>1.741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5972" calcext:value-type="float">
            <text:p>1.259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6297" calcext:value-type="float">
            <text:p>2.0629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8.2233" calcext:value-type="float">
            <text:p>8.223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14656" calcext:value-type="float">
            <text:p>4.1465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2931" calcext:value-type="float">
            <text:p>2.029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5118" calcext:value-type="float">
            <text:p>1.6511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07676" calcext:value-type="float">
            <text:p>0.8076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23142" calcext:value-type="float">
            <text:p>0.4231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39042" calcext:value-type="float">
            <text:p>2.3904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744366" calcext:value-type="float">
            <text:p>0.74436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25152" calcext:value-type="float">
            <text:p>3.251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59526" calcext:value-type="float">
            <text:p>4.595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04707" calcext:value-type="float">
            <text:p>2.047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4663" calcext:value-type="float">
            <text:p>0.6466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08388" calcext:value-type="float">
            <text:p>1.083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9015" calcext:value-type="float">
            <text:p>1.290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10326" calcext:value-type="float">
            <text:p>0.91032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53647" calcext:value-type="float">
            <text:p>1.5364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95499" calcext:value-type="float">
            <text:p>0.89549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07494" calcext:value-type="float">
            <text:p>7.074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57383" calcext:value-type="float">
            <text:p>1.5738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17499" calcext:value-type="float">
            <text:p>0.1174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35848" calcext:value-type="float">
            <text:p>0.83584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1.1544" calcext:value-type="float">
            <text:p>11.15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6314" calcext:value-type="float">
            <text:p>1.763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42987" calcext:value-type="float">
            <text:p>3.429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764082" calcext:value-type="float">
            <text:p>0.7640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16204" calcext:value-type="float">
            <text:p>1.162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77123" calcext:value-type="float">
            <text:p>0.67712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677152" calcext:value-type="float">
            <text:p>0.6771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4.01475" calcext:value-type="float">
            <text:p>4.0147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22891" calcext:value-type="float">
            <text:p>1.228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3962" calcext:value-type="float">
            <text:p>1.439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71746" calcext:value-type="float">
            <text:p>2.7174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16263" calcext:value-type="float">
            <text:p>0.61626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1493" calcext:value-type="float">
            <text:p>1.614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46828" calcext:value-type="float">
            <text:p>0.6468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6517" calcext:value-type="float">
            <text:p>3.9651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406" calcext:value-type="float">
            <text:p>0.640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9809" calcext:value-type="float">
            <text:p>1.7980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98385" calcext:value-type="float">
            <text:p>1.983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63135" calcext:value-type="float">
            <text:p>3.6313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81957" calcext:value-type="float">
            <text:p>1.819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8499" calcext:value-type="float">
            <text:p>1.484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8336" calcext:value-type="float">
            <text:p>1.2833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90043" calcext:value-type="float">
            <text:p>7.9004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57154" calcext:value-type="float">
            <text:p>0.55715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8.56391" calcext:value-type="float">
            <text:p>8.5639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90772" calcext:value-type="float">
            <text:p>0.907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3773" calcext:value-type="float">
            <text:p>1.3377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837201" calcext:value-type="float">
            <text:p>0.83720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0894" calcext:value-type="float">
            <text:p>0.608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63048" calcext:value-type="float">
            <text:p>2.630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5546" calcext:value-type="float">
            <text:p>1.7554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76219" calcext:value-type="float">
            <text:p>1.7621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7637" calcext:value-type="float">
            <text:p>0.6763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57199" calcext:value-type="float">
            <text:p>0.9571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45345" calcext:value-type="float">
            <text:p>1.4534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52542" calcext:value-type="float">
            <text:p>0.3525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74241" calcext:value-type="float">
            <text:p>0.5742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8304" calcext:value-type="float">
            <text:p>9.0830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6985" calcext:value-type="float">
            <text:p>0.56698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03634" calcext:value-type="float">
            <text:p>2.0363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74732" calcext:value-type="float">
            <text:p>0.67473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913113" calcext:value-type="float">
            <text:p>0.91311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67601" calcext:value-type="float">
            <text:p>0.46760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24793" calcext:value-type="float">
            <text:p>2.247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23862" calcext:value-type="float">
            <text:p>0.62386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1182" calcext:value-type="float">
            <text:p>4.611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602482" calcext:value-type="float">
            <text:p>0.60248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1588" calcext:value-type="float">
            <text:p>1.4158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2889" calcext:value-type="float">
            <text:p>2.1288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65316" calcext:value-type="float">
            <text:p>4.6531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94853" calcext:value-type="float">
            <text:p>0.49485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92648" calcext:value-type="float">
            <text:p>1.926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80221" calcext:value-type="float">
            <text:p>0.48022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92526" calcext:value-type="float">
            <text:p>3.9252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69255" calcext:value-type="float">
            <text:p>0.36925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7899" calcext:value-type="float">
            <text:p>7.77899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5067" calcext:value-type="float">
            <text:p>0.38506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1598" calcext:value-type="float">
            <text:p>1.4159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5668" calcext:value-type="float">
            <text:p>2.1566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90258" calcext:value-type="float">
            <text:p>4.9025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476924" calcext:value-type="float">
            <text:p>0.47692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4773" calcext:value-type="float">
            <text:p>4.047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0722" calcext:value-type="float">
            <text:p>1.2072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4044" calcext:value-type="float">
            <text:p>1.3404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2334" calcext:value-type="float">
            <text:p>0.31233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894" calcext:value-type="float">
            <text:p>1.38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11286" calcext:value-type="float">
            <text:p>0.31128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706" calcext:value-type="float">
            <text:p>3.1706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6514" calcext:value-type="float">
            <text:p>1.2651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137" calcext:value-type="float">
            <text:p>2.513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1577" calcext:value-type="float">
            <text:p>1.115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7403" calcext:value-type="float">
            <text:p>7.7740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3.18972" calcext:value-type="float">
            <text:p>3.1897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24531" calcext:value-type="float">
            <text:p>3.24531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1066" calcext:value-type="float">
            <text:p>2.1106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96415" calcext:value-type="float">
            <text:p>0.2964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90788" calcext:value-type="float">
            <text:p>2.9078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18067" calcext:value-type="float">
            <text:p>0.21806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6896" calcext:value-type="float">
            <text:p>1.6689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43515" calcext:value-type="float">
            <text:p>0.5435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94357" calcext:value-type="float">
            <text:p>0.2943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553394" calcext:value-type="float">
            <text:p>0.55339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88394" calcext:value-type="float">
            <text:p>0.388394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62948" calcext:value-type="float">
            <text:p>6.6294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1507" calcext:value-type="float">
            <text:p>1.2150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7.71045" calcext:value-type="float">
            <text:p>7.7104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97993" calcext:value-type="float">
            <text:p>0.2979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38183" calcext:value-type="float">
            <text:p>0.3818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6.46376" calcext:value-type="float">
            <text:p>6.46376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57338" calcext:value-type="float">
            <text:p>2.57338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50379" calcext:value-type="float">
            <text:p>0.35037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0922864" calcext:value-type="float">
            <text:p>0.09228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25505" calcext:value-type="float">
            <text:p>2.25505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4615" calcext:value-type="float">
            <text:p>1.3461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227798" calcext:value-type="float">
            <text:p>0.22779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282664" calcext:value-type="float">
            <text:p>0.28266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68377" calcext:value-type="float">
            <text:p>1.6837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39742" calcext:value-type="float">
            <text:p>1.3974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568428" calcext:value-type="float">
            <text:p>0.568428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9.03405" calcext:value-type="float">
            <text:p>9.034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872057" calcext:value-type="float">
            <text:p>0.872057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0.471582" calcext:value-type="float">
            <text:p>0.47158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.363141" calcext:value-type="float">
            <text:p>0.36314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6.89105" calcext:value-type="float">
            <text:p>6.89105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2.10731" calcext:value-type="float">
            <text:p>2.10731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4.04114" calcext:value-type="float">
            <text:p>4.04114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29059" calcext:value-type="float">
            <text:p>1.29059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49293" calcext:value-type="float">
            <text:p>1.4929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39993" calcext:value-type="float">
            <text:p>1.3999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07852" calcext:value-type="float">
            <text:p>3.0785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75443" calcext:value-type="float">
            <text:p>1.75443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2.89287" calcext:value-type="float">
            <text:p>2.89287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5.65092" calcext:value-type="float">
            <text:p>5.6509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1.6973" calcext:value-type="float">
            <text:p>1.6973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1.14252" calcext:value-type="float">
            <text:p>1.14252</text:p>
          </table:table-cell>
          <table:table-cell office:value-type="float" office:value="5.991" calcext:value-type="float">
            <text:p>5.991</text:p>
          </table:table-cell>
          <table:table-cell office:value-type="float" office:value="0" calcext:value-type="float">
            <text:p>0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  <table:table-cell office:value-type="float" office:value="3.15932" calcext:value-type="float">
            <text:p>3.15932</text:p>
          </table:table-cell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991" calcext:value-type="float">
            <text:p>5.991</text:p>
          </table:table-cell>
          <table:table-cell/>
          <table:table-cell office:value-type="float" office:value="7.805" calcext:value-type="float">
            <text:p>7.8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0:43:27.422959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0T20:45:51.529122172</dc:date>
    <meta:editing-duration>PT2H36M55S</meta:editing-duration>
    <meta:editing-cycles>10</meta:editing-cycles>
    <meta:document-statistic meta:table-count="1" meta:cell-count="34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955cm" style:legend-expansion="high" chart:style-name="ch2"/>
        <chart:plot-area chart:style-name="ch3" table:cell-range-address="NIS_plot.C1:NIS_plot.D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C2:NIS_plot.C1225" chart:label-cell-address="NIS_plot.C1:NIS_plot.C1" chart:class="chart:line">
            <chart:data-point chart:repeated="1224"/>
          </chart:series>
          <chart:series chart:style-name="ch7" chart:values-cell-range-address="NIS_plot.D2:NIS_plot.D1225" chart:label-cell-address="NIS_plot.D1:NIS_plot.D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C1:NIS_plot.C1</svg:desc>
                </draw:g>
              </table:table-cell>
              <table:table-cell office:value-type="string">
                <text:p>Radar 95%</text:p>
                <draw:g>
                  <svg:desc>NIS_plot.D1:NIS_pl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C2:NIS_plot.C1225</svg:desc>
                </draw:g>
              </table:table-cell>
              <table:table-cell office:value-type="float" office:value="7.805">
                <text:p>7.805</text:p>
                <draw:g>
                  <svg:desc>NIS_plot.D2:NIS_plot.D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7294">
                <text:p>74.72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71">
                <text:p>0.977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2773">
                <text:p>4.82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6062">
                <text:p>8.1606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248">
                <text:p>0.8412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674">
                <text:p>1.766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6606">
                <text:p>2.366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3291">
                <text:p>1.132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4434">
                <text:p>2.744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0249">
                <text:p>1.202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0419">
                <text:p>2.904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6008">
                <text:p>1.860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827">
                <text:p>2.958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7894">
                <text:p>4.578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9481">
                <text:p>2.7948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3072">
                <text:p>6.307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3245">
                <text:p>5.332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805">
                <text:p>2.298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2106">
                <text:p>3.221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118">
                <text:p>3.031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294">
                <text:p>1.822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8261">
                <text:p>1.882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4217">
                <text:p>1.042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209">
                <text:p>1.96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15">
                <text:p>2.0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4033">
                <text:p>12.40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2584">
                <text:p>0.7025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061">
                <text:p>1.690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0905">
                <text:p>2.309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657">
                <text:p>1.166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2341">
                <text:p>2.123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3816">
                <text:p>1.538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8566">
                <text:p>0.3285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214">
                <text:p>4.652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2303">
                <text:p>1.623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4713">
                <text:p>2.547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592">
                <text:p>1.085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9908">
                <text:p>0.9699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1401">
                <text:p>0.2714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6188">
                <text:p>0.7261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1597">
                <text:p>3.115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4715">
                <text:p>0.5247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4827">
                <text:p>2.3482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5632">
                <text:p>0.6456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7849">
                <text:p>0.46784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1215">
                <text:p>0.901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8753">
                <text:p>5.687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3236">
                <text:p>0.9332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87">
                <text:p>2.69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4113">
                <text:p>5.141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6825">
                <text:p>4.568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4976">
                <text:p>2.1497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0725">
                <text:p>5.407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287">
                <text:p>0.210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9747">
                <text:p>1.497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9605">
                <text:p>0.1496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9871">
                <text:p>2.0987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0456">
                <text:p>10.04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8765">
                <text:p>1.287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22">
                <text:p>0.9832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0306">
                <text:p>0.7003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392">
                <text:p>9.23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196">
                <text:p>5.41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3335">
                <text:p>0.8833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0633">
                <text:p>1.5063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6024">
                <text:p>6.860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3463">
                <text:p>0.6134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7843">
                <text:p>4.78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6942">
                <text:p>4.669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9929">
                <text:p>8.699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6968">
                <text:p>2.1696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12634">
                <text:p>9.126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2732">
                <text:p>1.327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7343">
                <text:p>2.073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9073">
                <text:p>0.5890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0131">
                <text:p>1.701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0215">
                <text:p>2.00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5841">
                <text:p>3.4584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7287">
                <text:p>0.967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1786">
                <text:p>0.9917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5756">
                <text:p>3.657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6089">
                <text:p>4.960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7705">
                <text:p>1.477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3737">
                <text:p>2.237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2469">
                <text:p>2.524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2823">
                <text:p>4.728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9773">
                <text:p>0.179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4909">
                <text:p>3.449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8757">
                <text:p>0.4287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00386">
                <text:p>0.50038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7926">
                <text:p>2.479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9263">
                <text:p>2.592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7451">
                <text:p>0.7474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1159">
                <text:p>4.311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8436">
                <text:p>2.8843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6455">
                <text:p>1.064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91338">
                <text:p>7.91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3842">
                <text:p>2.938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5865">
                <text:p>3.2586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047">
                <text:p>1.320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5834">
                <text:p>3.158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4459">
                <text:p>5.1445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8005">
                <text:p>0.9780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4524">
                <text:p>1.6452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1693">
                <text:p>1.716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0564">
                <text:p>2.105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3251">
                <text:p>1.73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64011">
                <text:p>3.6401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7828">
                <text:p>1.0782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21">
                <text:p>1.25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1488">
                <text:p>2.414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6432">
                <text:p>2.264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35803">
                <text:p>0.4358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838">
                <text:p>3.38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8614">
                <text:p>1.286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139">
                <text:p>0.971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6707">
                <text:p>1.1670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9352">
                <text:p>1.893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5851">
                <text:p>2.158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1295">
                <text:p>2.112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4357">
                <text:p>6.0435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66418">
                <text:p>4.664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8992">
                <text:p>1.589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251">
                <text:p>4.725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5523">
                <text:p>2.5552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712">
                <text:p>2.27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1312">
                <text:p>0.44131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267">
                <text:p>3.012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85808">
                <text:p>0.78580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3183">
                <text:p>2.93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3074">
                <text:p>1.530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45198">
                <text:p>0.7451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761">
                <text:p>3.776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3983">
                <text:p>1.039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09">
                <text:p>0.92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8968">
                <text:p>6.9896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42698">
                <text:p>4.426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374">
                <text:p>3.437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4925">
                <text:p>6.3492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939">
                <text:p>3.693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2655">
                <text:p>4.26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3995">
                <text:p>2.4399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0229">
                <text:p>0.7402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9215">
                <text:p>0.4792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21326">
                <text:p>3.213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7355">
                <text:p>1.3735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4153">
                <text:p>0.05415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0196">
                <text:p>2.0019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8599">
                <text:p>4.185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789">
                <text:p>0.11978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77844">
                <text:p>5.778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2069">
                <text:p>0.720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5216">
                <text:p>5.552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7004">
                <text:p>1.170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684">
                <text:p>1.1968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3221">
                <text:p>0.6632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1469">
                <text:p>1.0146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0943">
                <text:p>1.409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8793">
                <text:p>2.18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3042">
                <text:p>1.830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42288">
                <text:p>2.422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3719">
                <text:p>3.537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68793">
                <text:p>2.68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04658">
                <text:p>0.7046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59877">
                <text:p>4.5987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7714">
                <text:p>1.977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5463">
                <text:p>1.454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24201">
                <text:p>4.242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10834">
                <text:p>8.108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86538">
                <text:p>2.865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018">
                <text:p>1.20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129">
                <text:p>1.1512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0821">
                <text:p>3.082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1609">
                <text:p>1.716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4492">
                <text:p>4.7449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00106">
                <text:p>3.001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9898">
                <text:p>2.398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0626">
                <text:p>1.706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1858">
                <text:p>3.918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4187">
                <text:p>1.741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06297">
                <text:p>2.0629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14656">
                <text:p>4.1465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65118">
                <text:p>1.6511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23142">
                <text:p>0.4231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44366">
                <text:p>0.74436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9526">
                <text:p>4.595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4663">
                <text:p>0.6466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9015">
                <text:p>1.290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3647">
                <text:p>1.5364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07494">
                <text:p>7.074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17499">
                <text:p>0.1174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544">
                <text:p>11.15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42987">
                <text:p>3.429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6204">
                <text:p>1.162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77152">
                <text:p>0.6771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2891">
                <text:p>1.228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1746">
                <text:p>2.7174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1493">
                <text:p>1.614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517">
                <text:p>3.9651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9809">
                <text:p>1.7980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3135">
                <text:p>3.6313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8499">
                <text:p>1.484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90043">
                <text:p>7.9004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56391">
                <text:p>8.5639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4254">
                <text:p>0.1425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37201">
                <text:p>0.83720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3048">
                <text:p>2.630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6219">
                <text:p>1.7621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57199">
                <text:p>0.9571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52542">
                <text:p>0.3525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08304">
                <text:p>9.0830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03634">
                <text:p>2.0363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13113">
                <text:p>0.9131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4793">
                <text:p>2.247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1182">
                <text:p>4.611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1588">
                <text:p>1.4158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5316">
                <text:p>4.6531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2648">
                <text:p>1.926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92526">
                <text:p>3.9252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77899">
                <text:p>7.77899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1598">
                <text:p>1.4159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90258">
                <text:p>4.9025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04773">
                <text:p>4.047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4044">
                <text:p>1.3404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94">
                <text:p>1.38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1706">
                <text:p>3.1706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5137">
                <text:p>2.513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77403">
                <text:p>7.7740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24531">
                <text:p>3.24531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6415">
                <text:p>0.2964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8067">
                <text:p>0.21806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3515">
                <text:p>0.5435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53394">
                <text:p>0.55339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62948">
                <text:p>6.6294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1045">
                <text:p>7.7104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183">
                <text:p>0.3818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7338">
                <text:p>2.57338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922864">
                <text:p>0.09228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34615">
                <text:p>1.3461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82664">
                <text:p>0.28266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9742">
                <text:p>1.3974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3405">
                <text:p>9.034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1582">
                <text:p>0.47158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89105">
                <text:p>6.89105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04114">
                <text:p>4.04114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9293">
                <text:p>1.4929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7852">
                <text:p>3.0785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89287">
                <text:p>2.89287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6973">
                <text:p>1.697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5932">
                <text:p>3.15932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7.805">
                <text:p>7.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021cm" svg:y="3.955cm" style:legend-expansion="high" chart:style-name="ch2"/>
        <chart:plot-area chart:style-name="ch3" table:cell-range-address="NIS_plot.A1:NIS_plot.B1225" chart:data-source-has-labels="row" svg:x="0.69cm" svg:y="-0.046cm" svg:width="12.544cm" svg:height="8.644cm">
          <chartooo:coordinate-region svg:x="1.311cm" svg:y="0.153cm" svg:width="11.92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plot.A2:NIS_plot.A1225" chart:label-cell-address="NIS_plot.A1:NIS_plot.A1" chart:class="chart:line">
            <chart:data-point chart:repeated="1224"/>
          </chart:series>
          <chart:series chart:style-name="ch7" chart:values-cell-range-address="NIS_plot.B2:NIS_plot.B1225" chart:label-cell-address="NIS_plot.B1:NIS_plot.B1" chart:class="chart:line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</text:p>
                <draw:g>
                  <svg:desc>NIS_plot.A1:NIS_plot.A1</svg:desc>
                </draw:g>
              </table:table-cell>
              <table:table-cell office:value-type="string">
                <text:p>Laser 95%</text:p>
                <draw:g>
                  <svg:desc>NIS_plot.B1:NIS_plo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plot.A2:NIS_plot.A1225</svg:desc>
                </draw:g>
              </table:table-cell>
              <table:table-cell office:value-type="float" office:value="5.991">
                <text:p>5.991</text:p>
                <draw:g>
                  <svg:desc>NIS_plot.B2:NIS_plot.B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1262">
                <text:p>2.212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367">
                <text:p>2.2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4467">
                <text:p>3.34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3779">
                <text:p>3.637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487">
                <text:p>3.144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6479">
                <text:p>6.664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4106">
                <text:p>8.241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079">
                <text:p>5.580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0567">
                <text:p>7.40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884">
                <text:p>2.188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1244">
                <text:p>2.712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4242">
                <text:p>3.342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3626">
                <text:p>2.136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4428">
                <text:p>2.944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845">
                <text:p>1.588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2114">
                <text:p>2.82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2698">
                <text:p>1.52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8443">
                <text:p>4.184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5513">
                <text:p>1.555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805">
                <text:p>1.688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215">
                <text:p>1.542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56">
                <text:p>1.32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284">
                <text:p>1.52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9762">
                <text:p>2.697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2273">
                <text:p>2.12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314">
                <text:p>1.35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8342">
                <text:p>1.783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2582">
                <text:p>1.725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913">
                <text:p>2.579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745">
                <text:p>1.757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6372">
                <text:p>1.16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778">
                <text:p>1.287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96">
                <text:p>1.0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486">
                <text:p>1.59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156">
                <text:p>1.02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7">
                <text:p>2.9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3598">
                <text:p>0.943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1031">
                <text:p>1.610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4204">
                <text:p>1.942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9472">
                <text:p>2.094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103">
                <text:p>3.091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269">
                <text:p>1.022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6998">
                <text:p>1.46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899">
                <text:p>1.238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5219">
                <text:p>0.9352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7124">
                <text:p>1.37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4858">
                <text:p>2.748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372">
                <text:p>1.96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492">
                <text:p>0.934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9155">
                <text:p>0.7791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1436">
                <text:p>2.314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128">
                <text:p>0.7351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5924">
                <text:p>0.7759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5552">
                <text:p>0.7555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9194">
                <text:p>0.7791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4338">
                <text:p>1.143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4513">
                <text:p>1.645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0267">
                <text:p>2.702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50684">
                <text:p>0.6506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7177">
                <text:p>1.07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47588">
                <text:p>0.647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7366">
                <text:p>2.073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639">
                <text:p>1.36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1147">
                <text:p>0.811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7248">
                <text:p>1.872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0293">
                <text:p>0.7402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4385">
                <text:p>1.14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26672">
                <text:p>0.526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8847">
                <text:p>1.188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7942">
                <text:p>0.5679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9537">
                <text:p>1.095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8246">
                <text:p>0.5382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1466">
                <text:p>0.5314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3686">
                <text:p>0.563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6393">
                <text:p>1.063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4566">
                <text:p>0.454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072">
                <text:p>0.960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03978">
                <text:p>0.5039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3969">
                <text:p>0.539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50013">
                <text:p>0.7500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0451">
                <text:p>1.104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1132">
                <text:p>1.81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0317">
                <text:p>1.103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0412">
                <text:p>0.9904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9044">
                <text:p>1.99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5889">
                <text:p>0.7758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3128">
                <text:p>0.3431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0501">
                <text:p>2.705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8474">
                <text:p>0.8584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4447">
                <text:p>0.5844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6174">
                <text:p>1.06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124">
                <text:p>0.55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1868">
                <text:p>0.3218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2299">
                <text:p>0.522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632">
                <text:p>0.226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06039">
                <text:p>0.7060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576">
                <text:p>1.2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9001">
                <text:p>0.499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17">
                <text:p>0.27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08097">
                <text:p>0.408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1257">
                <text:p>0.5912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75147">
                <text:p>0.5751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22114">
                <text:p>0.222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51161">
                <text:p>0.151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43666">
                <text:p>0.7436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0479">
                <text:p>0.7904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6075">
                <text:p>0.3260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06875">
                <text:p>4.068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5109">
                <text:p>0.3851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0184">
                <text:p>3.101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0443">
                <text:p>0.1004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55783">
                <text:p>0.08557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0596">
                <text:p>2.905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0773">
                <text:p>3.70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3646">
                <text:p>2.936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4006">
                <text:p>1.740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9172">
                <text:p>1.391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9229">
                <text:p>3.992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1135">
                <text:p>5.911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821">
                <text:p>3.68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37">
                <text:p>11.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182">
                <text:p>14.51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44964">
                <text:p>5.44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7824">
                <text:p>7.78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0001">
                <text:p>14.0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202">
                <text:p>10.22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5897">
                <text:p>4.45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4912">
                <text:p>3.049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7458">
                <text:p>3.74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4322">
                <text:p>1.943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40867">
                <text:p>3.408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6951">
                <text:p>2.569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0179">
                <text:p>2.501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1681">
                <text:p>4.116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5427">
                <text:p>1.45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6383">
                <text:p>1.96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093">
                <text:p>1.700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6243">
                <text:p>2.36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46814">
                <text:p>4.468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1349">
                <text:p>1.813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6804">
                <text:p>2.168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0756">
                <text:p>2.07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5779">
                <text:p>2.457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9577">
                <text:p>2.59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38178">
                <text:p>4.381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5685">
                <text:p>1.756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1502">
                <text:p>1.615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8956">
                <text:p>1.289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3797">
                <text:p>1.837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5876">
                <text:p>1.358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85345">
                <text:p>3.85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8195">
                <text:p>1.781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4339">
                <text:p>1.54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7838">
                <text:p>1.278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2039">
                <text:p>1.520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6788">
                <text:p>1.167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8132">
                <text:p>1.28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692">
                <text:p>1.56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8938">
                <text:p>1.189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8522">
                <text:p>1.585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0351">
                <text:p>1.20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8106">
                <text:p>1.181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3435">
                <text:p>1.334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7084">
                <text:p>2.57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66066">
                <text:p>1.66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4535">
                <text:p>1.145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4702">
                <text:p>1.34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8012">
                <text:p>1.58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7555">
                <text:p>0.9875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8056">
                <text:p>0.948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832">
                <text:p>2.58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2091">
                <text:p>0.8620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47579">
                <text:p>2.475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2345">
                <text:p>2.2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049">
                <text:p>11.60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23336">
                <text:p>1.23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52979">
                <text:p>0.752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4094">
                <text:p>1.340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13525">
                <text:p>0.8135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25972">
                <text:p>1.25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233">
                <text:p>8.22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02931">
                <text:p>2.029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07676">
                <text:p>0.8076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39042">
                <text:p>2.39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25152">
                <text:p>3.251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04707">
                <text:p>2.047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8388">
                <text:p>1.083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10326">
                <text:p>0.9103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95499">
                <text:p>0.8954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7383">
                <text:p>1.57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35848">
                <text:p>0.8358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76314">
                <text:p>1.763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64082">
                <text:p>0.7640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77123">
                <text:p>0.6771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01475">
                <text:p>4.014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3962">
                <text:p>1.439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6263">
                <text:p>0.6162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46828">
                <text:p>0.646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406">
                <text:p>0.64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8385">
                <text:p>1.98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81957">
                <text:p>1.81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8336">
                <text:p>1.28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57154">
                <text:p>0.5571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0772">
                <text:p>0.907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3773">
                <text:p>1.337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0894">
                <text:p>0.608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75546">
                <text:p>1.755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7637">
                <text:p>0.676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5345">
                <text:p>1.45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4241">
                <text:p>0.5742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66985">
                <text:p>0.566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74732">
                <text:p>0.6747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7601">
                <text:p>0.4676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23862">
                <text:p>0.6238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2482">
                <text:p>0.6024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2889">
                <text:p>2.128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94853">
                <text:p>0.4948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80221">
                <text:p>0.4802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9255">
                <text:p>0.3692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5067">
                <text:p>0.385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15668">
                <text:p>2.156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76924">
                <text:p>0.4769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0722">
                <text:p>1.207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12334">
                <text:p>0.3123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11286">
                <text:p>0.3112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6514">
                <text:p>1.265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1577">
                <text:p>1.11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8972">
                <text:p>3.18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1066">
                <text:p>2.110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0788">
                <text:p>2.907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6896">
                <text:p>1.66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94357">
                <text:p>0.2943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88394">
                <text:p>0.388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1507">
                <text:p>1.215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97993">
                <text:p>0.297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46376">
                <text:p>6.463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50379">
                <text:p>0.3503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25505">
                <text:p>2.255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7798">
                <text:p>0.2277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68377">
                <text:p>1.683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68428">
                <text:p>0.5684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72057">
                <text:p>0.8720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63141">
                <text:p>0.363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0731">
                <text:p>2.107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9059">
                <text:p>1.290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9993">
                <text:p>1.39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5443">
                <text:p>1.754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65092">
                <text:p>5.650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4252">
                <text:p>1.142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